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12"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5"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fo:background-color="transparent" loext:char-shading-value="0" style:font-size-asian="10.5pt" style:font-weight-asian="normal" style:font-size-complex="12pt" style:font-weight-complex="normal"/>
    </style:style>
    <style:style style:name="T5" style:family="text">
      <style:text-properties fo:font-size="12pt" fo:background-color="#999999" loext:char-shading-value="0" style:font-size-asian="10.5pt" style:font-size-complex="12pt"/>
    </style:style>
    <style:style style:name="T6" style:family="text">
      <style:text-properties fo:font-size="12pt" fo:background-color="transparent" loext:char-shading-value="0" style:font-size-asian="10.5pt" style:font-size-complex="12pt"/>
    </style:style>
    <style:style style:name="T7" style:family="text">
      <style:text-properties fo:font-size="13pt" fo:font-weight="bold" style:font-size-asian="13pt" style:font-weight-asian="bold" style:font-size-complex="13pt" style:font-weight-complex="bold"/>
    </style:style>
    <style:style style:name="T8" style:family="text">
      <style:text-properties fo:background-color="#999999" loext:char-shading-value="0"/>
    </style:style>
    <style:style style:name="T9" style:family="text">
      <style:text-properties fo:background-color="transparent" loext:char-shading-value="0"/>
    </style:style>
    <style:style style:name="T1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ython NetaCad</text:p>
      <text:p text:style-name="P11"><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7">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7">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7">IDLE</text:span>: Its a python program which uses Tkinter (Python’s GUI toolkit). As soon as you open IDLE, it launches Python Shell window. This window is an interactive Python REPL (Read-Eval-Print Loop).</text:p>
      <text:p text:style-name="P3"/>
      <text:p text:style-name="P4"><text:span text:style-name="T7">Delimiter</text:span> in python is a character used to separate data into distinct parts. For e.g., “ or ‘ for strings in python.</text:p>
      <text:p text:style-name="P4"/>
      <text:p text:style-name="P5">A <text:span text:style-name="T7">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7">type</text:span>.</text:p>
      <text:p text:style-name="P4"/>
      <text:p text:style-name="P4"><text:span text:style-name="T7">Integers</text:span> are devoid of fractional part.</text:p>
      <text:p text:style-name="P4"/>
      <text:p text:style-name="P6"><text:span text:style-name="T7">Boolean values</text:span> are the result of weighing truthfulness of an expression or setting a variable as True or False.</text:p>
      <text:p text:style-name="P6"/>
      <text:p text:style-name="P10">Difference between <text:span text:style-name="T8">print()</text:span> and <text:span text:style-name="T8">input()</text:span><text:span text:style-name="T9">: </text:span><text:span text:style-name="T4">The </text:span><text:span text:style-name="T5">print()</text:span><text:span text:style-name="T4"> function sends data to the console, while the </text:span><text:span text:style-name="T5">input()</text:span><text:span text:style-name="T4"> function gets data from the console. </text:span></text:p>
      <text:p text:style-name="P10"><text:span text:style-name="T4"/></text:p>
      <text:p text:style-name="P10"><text:span text:style-name="T4">The input function comes with an optional parameter: </text:span><text:span text:style-name="T9">the prompt string. </text:span></text:p>
      <text:p text:style-name="P10"><text:span text:style-name="T4"/></text:p>
      <text:p text:style-name="P10"><text:span text:style-name="T4">When the </text:span><text:span text:style-name="T5">input()</text:span><text:span text:style-name="T4"> function is called, </text:span><text:span text:style-name="T6">program’s flow is stopped</text:span><text:span text:style-name="T4"> until the user has entered an input and/or pressed the ‘Enter’ key.</text:span></text:p>
      <text:p text:style-name="P10"><text:span text:style-name="T4"/></text:p>
      <text:p text:style-name="P10"><text:span text:style-name="T4">Using an </text:span><text:span text:style-name="T5">input()</text:span><text:span text:style-name="T6"> function without prompt string</text:span><text:span text:style-name="T4"> can give users time to read the instructions and when done, they can press ‘Enter’.</text:span></text:p>
      <text:p text:style-name="P10"><text:span text:style-name="T4"/></text:p>
      <text:p text:style-name="P12">a % b = a – b * (a//b)</text:p>
      <text:p text:style-name="P12">a // b = floor(a/b)</text:p>
      <text:p text:style-name="P12"/>
      <text:p text:style-name="P14">Comparison operators: <text:span text:style-name="T3">== (assignment operator), =! (not equal to operator), &gt;, &gt;=, &lt;, &lt;=</text:span></text:p>
      <text:p text:style-name="P12"/>
      <text:p text:style-name="P13">Conditional Statements (like if….else) <text:span text:style-name="T3">are used for controlling flow based on conditions.</text:span></text:p>
      <text:p text:style-name="P13"><text:span text:style-name="T3"/></text:p>
      <text:p text:style-name="P13">Things to know about if...else</text:p>
      <text:p text:style-name="P13"/>
      <text:p text:style-name="P15">- You mustn’t use else without a preceding ‘if’.</text:p>
      <text:p text:style-name="P15"/>
      <text:p text:style-name="P15">- ‘else’ is always the last branch of the cascade, regardless of whether you’ve used ‘elif’ or not.</text:p>
      <text:p text:style-name="P15"><text:soft-page-break/></text:p>
      <text:p text:style-name="P15">- ‘else’ is optional part of the cascade, and may be omitted</text:p>
      <text:p text:style-name="P15">- If there is an ‘else’ branch in cascade, only one of all the branches is executed.</text:p>
      <text:p text:style-name="P15"/>
      <text:p text:style-name="P15">- If there is no ‘else’ branch, it’s possible that none of the available branches is execu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7-14T18:33:36.256509002</dc:date>
    <meta:editing-duration>PT1H6M59S</meta:editing-duration>
    <meta:editing-cycles>7</meta:editing-cycles>
    <meta:generator>LibreOffice/24.2.7.2$Linux_X86_64 LibreOffice_project/420$Build-2</meta:generator>
    <meta:document-statistic meta:table-count="0" meta:image-count="0" meta:object-count="0" meta:page-count="3" meta:paragraph-count="42" meta:word-count="817" meta:character-count="4804" meta:non-whitespace-character-count="4025"/>
  </office:meta>
</office:document-meta>
</file>